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3cm"/>
    </style:style>
    <style:style style:name="co4" style:family="table-column">
      <style:table-column-properties fo:break-before="auto" style:column-width="3.053cm"/>
    </style:style>
    <style:style style:name="co5" style:family="table-column">
      <style:table-column-properties fo:break-before="auto" style:column-width="6.489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nfiguration-Akt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dress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Dokument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k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Adress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Beteiligtentypen" table:style-name="ta1"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Platzhalter</text:p>
          </table:table-cell>
          <table:table-cell office:value-type="string" calcext:value-type="string">
            <text:p>Farbwert</text:p>
          </table:table-cell>
          <table:table-cell office:value-type="string" calcext:value-type="string">
            <text:p>Sequenznummer</text:p>
          </table:table-cell>
        </table:table-row>
      </table:table>
      <table:table table:name="Konfiguration-Kalender-Ereignisvorlagen" table:style-name="ta1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weiten Eintrag automatisch erstellen</text:p>
          </table:table-cell>
          <table:table-cell office:value-type="string" calcext:value-type="string">
            <text:p>Name zweiter Eintrag</text:p>
          </table:table-cell>
          <table:table-cell office:value-type="string" calcext:value-type="string">
            <text:p>Beschreibung zweiter Eintrag</text:p>
          </table:table-cell>
          <table:table-cell office:value-type="string" calcext:value-type="string">
            <text:p>Versatz in Tagen</text:p>
          </table:table-cell>
        </table:table-row>
      </table:table>
      <table:table table:name="Konfiguration-Akte-Falldatenblätter" table:style-name="ta1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3:52:03.598199412</dc:date>
    <dc:creator>Jens Kutschke</dc:creator>
    <meta:editing-duration>PT3H23M53S</meta:editing-duration>
    <meta:editing-cycles>14</meta:editing-cycles>
    <meta:generator>LibreOffice/7.3.7.2$Linux_X86_64 LibreOffice_project/30$Build-2</meta:generator>
    <meta:document-statistic meta:table-count="9" meta:cell-count="23" meta:object-count="0"/>
  </office:meta>
</office:document-meta>
</file>